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192d" officeooo:paragraph-rsid="000b192d"/>
    </style:style>
    <style:style style:name="P2" style:family="paragraph" style:parent-style-name="Standard">
      <style:text-properties officeooo:rsid="000c48c8" officeooo:paragraph-rsid="000c48c8"/>
    </style:style>
    <style:style style:name="P3" style:family="paragraph" style:parent-style-name="Standard">
      <style:text-properties fo:font-weight="bold" officeooo:rsid="000c48c8" officeooo:paragraph-rsid="000c48c8" style:font-weight-asian="bold" style:font-weight-complex="bold"/>
    </style:style>
    <style:style style:name="P4" style:family="paragraph" style:parent-style-name="Standard">
      <style:text-properties fo:font-weight="bold" officeooo:rsid="002208fc" officeooo:paragraph-rsid="000e2ec5" style:font-weight-asian="bold" style:font-weight-complex="bold"/>
    </style:style>
    <style:style style:name="P5" style:family="paragraph" style:parent-style-name="Standard">
      <style:text-properties fo:font-weight="bold" officeooo:rsid="000b192d" officeooo:paragraph-rsid="000b192d" style:font-weight-asian="bold" style:font-weight-complex="bold"/>
    </style:style>
    <style:style style:name="P6" style:family="paragraph" style:parent-style-name="Standard">
      <style:text-properties fo:font-weight="normal" officeooo:rsid="000c48c8" officeooo:paragraph-rsid="000c48c8" style:font-weight-asian="normal" style:font-weight-complex="normal"/>
    </style:style>
    <style:style style:name="P7" style:family="paragraph" style:parent-style-name="Standard">
      <style:text-properties fo:font-weight="normal" officeooo:rsid="000c9d13" officeooo:paragraph-rsid="000c9d13" style:font-weight-asian="normal" style:font-weight-complex="normal"/>
    </style:style>
    <style:style style:name="P8" style:family="paragraph" style:parent-style-name="Standard">
      <style:text-properties officeooo:paragraph-rsid="000c9d13"/>
    </style:style>
    <style:style style:name="P9" style:family="paragraph" style:parent-style-name="Standard">
      <style:text-properties officeooo:rsid="000e2ec5" officeooo:paragraph-rsid="000e2ec5"/>
    </style:style>
    <style:style style:name="P10" style:family="paragraph" style:parent-style-name="Standard">
      <style:text-properties fo:font-size="18pt" officeooo:rsid="000e2ec5" officeooo:paragraph-rsid="000e2ec5"/>
    </style:style>
    <style:style style:name="P11" style:family="paragraph" style:parent-style-name="Standard" style:list-style-name="L1">
      <style:text-properties fo:font-size="18pt" officeooo:paragraph-rsid="000e4742"/>
    </style:style>
    <style:style style:name="P12" style:family="paragraph" style:parent-style-name="Standard" style:list-style-name="L1">
      <style:text-properties fo:font-size="18pt" officeooo:rsid="000e4742" officeooo:paragraph-rsid="000e4742"/>
    </style:style>
    <style:style style:name="P13" style:family="paragraph" style:parent-style-name="Standard" style:list-style-name="L1">
      <style:text-properties fo:font-size="18pt" officeooo:rsid="0010e839" officeooo:paragraph-rsid="0010e839"/>
    </style:style>
    <style:style style:name="P14" style:family="paragraph" style:parent-style-name="Standard" style:list-style-name="L1">
      <style:text-properties fo:font-size="18pt" officeooo:rsid="001211e1" officeooo:paragraph-rsid="001211e1"/>
    </style:style>
    <style:style style:name="P15" style:family="paragraph" style:parent-style-name="Standard" style:list-style-name="L1">
      <style:text-properties fo:font-size="18pt" officeooo:rsid="00138409" officeooo:paragraph-rsid="00138409"/>
    </style:style>
    <style:style style:name="P16" style:family="paragraph" style:parent-style-name="Standard" style:list-style-name="L2">
      <style:text-properties fo:font-size="18pt" officeooo:rsid="00115028" officeooo:paragraph-rsid="001b289e"/>
    </style:style>
    <style:style style:name="P17" style:family="paragraph" style:parent-style-name="Standard" style:list-style-name="L1">
      <style:text-properties fo:font-size="18pt" officeooo:rsid="00115028" officeooo:paragraph-rsid="00115028"/>
    </style:style>
    <style:style style:name="P18" style:family="paragraph" style:parent-style-name="Standard" style:list-style-name="L2">
      <style:text-properties fo:font-size="18pt" officeooo:rsid="00156ed8" officeooo:paragraph-rsid="00156ed8"/>
    </style:style>
    <style:style style:name="P19" style:family="paragraph" style:parent-style-name="Standard" style:list-style-name="L2">
      <style:text-properties fo:font-size="18pt" officeooo:rsid="002901b2" officeooo:paragraph-rsid="002901b2"/>
    </style:style>
    <style:style style:name="P20" style:family="paragraph" style:parent-style-name="Standard" style:list-style-name="L1">
      <style:text-properties fo:font-size="18pt" officeooo:rsid="0033d098" officeooo:paragraph-rsid="0033d098"/>
    </style:style>
    <style:style style:name="P21" style:family="paragraph" style:parent-style-name="Standard" style:list-style-name="L2">
      <style:text-properties fo:color="#c9211e" fo:font-size="18pt" fo:font-weight="bold" officeooo:rsid="002208fc" officeooo:paragraph-rsid="00361c7d" style:font-weight-asian="bold" style:font-weight-complex="bold"/>
    </style:style>
    <style:style style:name="P22" style:family="paragraph" style:parent-style-name="Standard" style:list-style-name="L2">
      <style:text-properties fo:color="#c9211e" fo:font-size="18pt" fo:font-weight="bold" officeooo:rsid="00361c7d" officeooo:paragraph-rsid="00361c7d" style:font-weight-asian="bold" style:font-weight-complex="bold"/>
    </style:style>
    <style:style style:name="P23" style:family="paragraph" style:parent-style-name="Standard" style:list-style-name="L2">
      <style:text-properties officeooo:rsid="002ac868" officeooo:paragraph-rsid="002ac868"/>
    </style:style>
    <style:style style:name="T1" style:family="text">
      <style:text-properties fo:font-weight="normal" officeooo:rsid="000c9d13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48c8" style:font-weight-asian="bold" style:font-weight-complex="bold"/>
    </style:style>
    <style:style style:name="T4" style:family="text">
      <style:text-properties fo:font-weight="bold" officeooo:rsid="000e4742" style:font-weight-asian="bold" style:font-weight-complex="bold"/>
    </style:style>
    <style:style style:name="T5" style:family="text">
      <style:text-properties fo:font-weight="bold" officeooo:rsid="000f8333" style:font-weight-asian="bold" style:font-weight-complex="bold"/>
    </style:style>
    <style:style style:name="T6" style:family="text">
      <style:text-properties fo:font-weight="bold" officeooo:rsid="00115028" style:font-weight-asian="bold" style:font-weight-complex="bold"/>
    </style:style>
    <style:style style:name="T7" style:family="text">
      <style:text-properties fo:font-weight="bold" officeooo:rsid="00138409" style:font-weight-asian="bold" style:font-weight-complex="bold"/>
    </style:style>
    <style:style style:name="T8" style:family="text">
      <style:text-properties fo:font-weight="bold" officeooo:rsid="00156ed8" style:font-weight-asian="bold" style:font-weight-complex="bold"/>
    </style:style>
    <style:style style:name="T9" style:family="text">
      <style:text-properties fo:font-weight="bold" officeooo:rsid="001f15c2" style:font-weight-asian="bold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2c7232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2e548e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2fc339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30535e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321dc7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2e548e" fo:background-color="#ffff00" loext:char-shading-value="0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2e548e" fo:background-color="#ffff00" loext:char-shading-value="0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2fc339" fo:background-color="#ffff00" loext:char-shading-value="0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2fc339" fo:background-color="#ffff00" loext:char-shading-value="0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30535e" fo:background-color="#ffff00" loext:char-shading-value="0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30535e" fo:background-color="#ffff00" loext:char-shading-value="0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321dc7" fo:background-color="#ffff00" loext:char-shading-value="0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321dc7" fo:background-color="#ffff00" loext:char-shading-value="0" style:font-style-asian="italic" style:font-weight-asian="bold" style:font-style-complex="italic" style:font-weight-complex="bold"/>
    </style:style>
    <style:style style:name="T24" style:family="text">
      <style:text-properties fo:font-style="italic" officeooo:rsid="00321dc7" fo:background-color="#ffff00" loext:char-shading-value="0" style:font-style-asian="italic" style:font-style-complex="italic"/>
    </style:style>
    <style:style style:name="T25" style:family="text">
      <style:text-properties fo:font-style="italic" fo:background-color="#ffff00" loext:char-shading-value="0" style:font-style-asian="italic" style:font-style-complex="italic"/>
    </style:style>
    <style:style style:name="T26" style:family="text">
      <style:text-properties fo:color="#c9211e" fo:font-size="18pt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color="#c9211e" fo:font-size="18pt" fo:font-style="italic" fo:font-weight="bold" officeooo:rsid="002c7232" style:font-style-asian="italic" style:font-weight-asian="bold" style:font-style-complex="italic" style:font-weight-complex="bold"/>
    </style:style>
    <style:style style:name="T28" style:family="text">
      <style:text-properties fo:color="#c9211e" fo:font-size="18pt" fo:font-style="italic" fo:font-weight="bold" officeooo:rsid="002e548e" fo:background-color="#ffff00" loext:char-shading-value="0" style:font-style-asian="italic" style:font-weight-asian="bold" style:font-style-complex="italic" style:font-weight-complex="bold"/>
    </style:style>
    <style:style style:name="T29" style:family="text">
      <style:text-properties fo:color="#c9211e" fo:font-size="18pt" fo:font-style="italic" fo:font-weight="bold" officeooo:rsid="002fc339" fo:background-color="#ffff00" loext:char-shading-value="0" style:font-style-asian="italic" style:font-weight-asian="bold" style:font-style-complex="italic" style:font-weight-complex="bold"/>
    </style:style>
    <style:style style:name="T30" style:family="text">
      <style:text-properties fo:color="#c9211e" fo:font-size="18pt" fo:font-style="italic" fo:font-weight="bold" officeooo:rsid="0030535e" fo:background-color="#ffff00" loext:char-shading-value="0" style:font-style-asian="italic" style:font-weight-asian="bold" style:font-style-complex="italic" style:font-weight-complex="bold"/>
    </style:style>
    <style:style style:name="T31" style:family="text">
      <style:text-properties fo:color="#c9211e" fo:font-size="18pt" fo:font-style="italic" fo:font-weight="bold" officeooo:rsid="00321dc7" fo:background-color="#ffff00" loext:char-shading-value="0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Main take-outs:</text:p>
      <text:p text:style-name="P10"/>
      <text:list xml:id="list1874034584" text:style-name="L1">
        <text:list-item>
          <text:p text:style-name="P11"><text:span text:style-name="T3">“PCA will be my best friend. <text:s/></text:span><text:span text:style-name="T4">Whether </text:span><text:span text:style-name="T3">all / 500 / 12”</text:span></text:p>
        </text:list-item>
        <text:list-item>
          <text:p text:style-name="P12"><text:span text:style-name="T3">J</text:span><text:span text:style-name="T2">ust use the 22,000 protein encoding subset. Don’t neeed to worry about </text:span><text:span text:style-name="T5">transcripts</text:span></text:p>
        </text:list-item>
        <text:list-item>
          <text:p text:style-name="P13"><text:span text:style-name="T5">T</text:span><text:span text:style-name="T2">he PMCC gene panel genes are really selected for clinical usefulness</text:span></text:p>
        </text:list-item>
        <text:list-item>
          <text:p text:style-name="P13"><text:span text:style-name="T2">Some </text:span><text:span text:style-name="T6">mutations don’t change gene expression much or at all</text:span></text:p>
        </text:list-item>
        <text:list-item>
          <text:p text:style-name="P14"><text:span text:style-name="T2">An assumption is that sub-type data is </text:span><text:span text:style-name="T7">actually encoded in rna-expression information</text:span></text:p>
        </text:list-item>
        <text:list-item>
          <text:p text:style-name="P15"><text:span text:style-name="T2">Richard used all of gene expression, </text:span><text:span text:style-name="T8">copy number and mutation as the input</text:span></text:p>
        </text:list-item>
      </text:list>
      <text:list xml:id="list227195926" text:style-name="L2">
        <text:list-item>
          <text:list>
            <text:list-item>
              <text:p text:style-name="P16"><text:span text:style-name="T8">Ultimately Richard used a large number of genes</text:span></text:p>
            </text:list-item>
            <text:list-item>
              <text:p text:style-name="P18"><text:span text:style-name="T2">He found that gene expression was the most important, copy number added a little, but mutation</text:span><text:span text:style-name="T10"> actually subtracted</text:span></text:p>
            </text:list-item>
            <text:list-item>
              <text:p text:style-name="P19"><text:span text:style-name="T10">KD: millions of mutations but only handful of driver mutations cause any given cancer</text:span></text:p>
            </text:list-item>
            <text:list-item>
              <text:p text:style-name="P23"><text:span text:style-name="T26">KD: need to get some of the normal data as well. <text:s/></text:span><text:span text:style-name="T27">Compare tumour:normal. </text:span><text:span text:style-name="T28">I do have a normal expression file </text:span><text:span text:style-name="T29">(normal for that person)</text:span><text:span text:style-name="T28"> (see Maria’s email). </text:span><text:span text:style-name="T30">So can </text:span><text:span text:style-name="T31">potentially do benign versus tumour.</text:span></text:p>
            </text:list-item>
            <text:list-item>
              <text:p text:style-name="P21"><text:span text:style-name="T24">Convert ENSGs tpo HGNC (Gene Symbols)</text:span></text:p>
            </text:list-item>
            <text:list-item>
              <text:p text:style-name="P22"><text:span text:style-name="T24">K</text:span><text:span text:style-name="T25">D rna-seq side is a well trodden path. Find and use recipes</text:span></text:p>
            </text:list-item>
          </text:list>
        </text:list-item>
      </text:list>
      <text:list xml:id="list170142967045475" text:continue-list="list1874034584" text:style-name="L1">
        <text:list-item>
          <text:p text:style-name="P17"><text:span text:style-name="T2">He used a front end auto-encoder to first </text:span><text:span text:style-name="T9">de-noise the input</text:span><text:span text:style-name="T2">, which is roughly the equivalent of doing what you can do manually with PCA. <text:s/>But PCA is only linear</text:span></text:p>
        </text:list-item>
        <text:list-item>
          <text:p text:style-name="P20"><text:span text:style-name="T2">Normalization</text:span></text:p>
        </text:list-item>
      </text:list>
      <text:p text:style-name="P9"/>
      <text:p text:style-name="P4"/>
      <text:p text:style-name="P5"/>
      <text:p text:style-name="P1">RLE plot</text:p>
      <text:p text:style-name="P1"><text:soft-page-break/></text:p>
      <text:p text:style-name="P1">each gene </text:p>
      <text:p text:style-name="P1"/>
      <text:p text:style-name="P1">box plot</text:p>
      <text:p text:style-name="P1"/>
      <text:p text:style-name="P1">mean of cohort</text:p>
      <text:p text:style-name="P1"/>
      <text:p text:style-name="P1">see if data is normalized well or not</text:p>
      <text:p text:style-name="P1"/>
      <text:p text:style-name="P1">visual estimation of whether data is normalizaed or not</text:p>
      <text:p text:style-name="P1"/>
      <text:p text:style-name="P1">normalized to their z-scores</text:p>
      <text:p text:style-name="P1"/>
      <text:p text:style-name="P1">medians of the boxes should be in a straight line</text:p>
      <text:p text:style-name="P1"/>
      <text:p text:style-name="P1">selection</text:p>
      <text:p text:style-name="P1"/>
      <text:p text:style-name="P1">Do a PCA with all the genes to see if there is any clustering</text:p>
      <text:p text:style-name="P1"/>
      <text:p text:style-name="P1">PCA in Python in 4 could </text:p>
      <text:p text:style-name="P1"/>
      <text:p text:style-name="P1">There is a PCA library put <text:s/></text:p>
      <text:p text:style-name="P1"><text:s text:c="2"/></text:p>
      <text:p text:style-name="P1">Non-linear</text:p>
      <text:p text:style-name="P1"/>
      <text:p text:style-name="P1">Autoencoder is the easy way of doing it</text:p>
      <text:p text:style-name="P1"/>
      <text:p text:style-name="P1">See clusters, partial clusters. <text:s/>Differential expressed genes</text:p>
      <text:p text:style-name="P1"/>
      <text:p text:style-name="P2">labels were coming off expression data (in Richard’s case)</text:p>
      <text:p text:style-name="P2"/>
      <text:p text:style-name="P3">PCA will be my best friend. <text:s/>All / 500 / 12</text:p>
      <text:p text:style-name="P3"/>
      <text:p text:style-name="P3">See how the </text:p>
      <text:p text:style-name="P3"/>
      <text:p text:style-name="P3">Firehose from Broad Institute</text:p>
      <text:p text:style-name="P3"/>
      <text:p text:style-name="P3">Transcript level quantification</text:p>
      <text:p text:style-name="P3"/>
      <text:p text:style-name="P3">Gene level quantification</text:p>
      <text:p text:style-name="P3"/>
      <text:p text:style-name="P6">stick to the ones that are protien coding</text:p>
      <text:p text:style-name="P6"/>
      <text:p text:style-name="P7">don’t worry about transcript level (rna-expression aggregates that anyway)</text:p>
      <text:p text:style-name="P7"/>
      <text:p text:style-name="P7">gene level is fine</text:p>
      <text:p text:style-name="P7"/>
      <text:p text:style-name="P7">volcano plots are used for differential expression analysis. Eg normal to tumour.</text:p>
      <text:p text:style-name="P8"><text:span text:style-name="T1">Franco works in bioformatics lab. Like Richard he is computer science background</text:span></text:p>
      <text:p text:style-name="P7"><text:soft-page-break/></text:p>
      <text:p text:style-name="P7">NOI lab <text:s/>/ breast cancer <text:s/>/ PhD as </text:p>
      <text:p text:style-name="P7"/>
      <text:p text:style-name="P7">tumour looking males/females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09T10:22:49.079036074</meta:creation-date>
    <dc:date>2020-07-09T17:01:28.179853338</dc:date>
    <meta:editing-duration>PT5H14M54S</meta:editing-duration>
    <meta:editing-cycles>27</meta:editing-cycles>
    <meta:generator>LibreOffice/6.3.5.2$Linux_X86_64 LibreOffice_project/30$Build-2</meta:generator>
    <meta:document-statistic meta:table-count="0" meta:image-count="0" meta:object-count="0" meta:page-count="3" meta:paragraph-count="44" meta:word-count="382" meta:character-count="2172" meta:non-whitespace-character-count="1832"/>
  </office:meta>
</office:document-meta>
</file>